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612c" officeooo:paragraph-rsid="0013612c" style:font-weight-asian="bold" style:font-weight-complex="bold"/>
    </style:style>
    <style:style style:name="P2" style:family="paragraph" style:parent-style-name="Standard">
      <style:text-properties fo:font-weight="bold" officeooo:rsid="0023ee80" officeooo:paragraph-rsid="0023ee80" style:font-weight-asian="bold" style:font-weight-complex="bold"/>
    </style:style>
    <style:style style:name="P3" style:family="paragraph" style:parent-style-name="Standard">
      <style:text-properties fo:font-weight="normal" officeooo:rsid="0013612c" officeooo:paragraph-rsid="0013612c" style:font-weight-asian="normal" style:font-weight-complex="normal"/>
    </style:style>
    <style:style style:name="P4" style:family="paragraph" style:parent-style-name="Standard">
      <style:text-properties fo:font-weight="normal" officeooo:rsid="0013cdaf" officeooo:paragraph-rsid="0013cdaf" style:font-weight-asian="normal" style:font-weight-complex="normal"/>
    </style:style>
    <style:style style:name="P5" style:family="paragraph" style:parent-style-name="Standard">
      <style:text-properties fo:font-weight="normal" officeooo:rsid="00149f68" officeooo:paragraph-rsid="00149f68" style:font-weight-asian="normal" style:font-weight-complex="normal"/>
    </style:style>
    <style:style style:name="P6" style:family="paragraph" style:parent-style-name="Standard">
      <style:text-properties fo:font-weight="normal" officeooo:rsid="001962d2" officeooo:paragraph-rsid="001962d2" style:font-weight-asian="normal" style:font-weight-complex="normal"/>
    </style:style>
    <style:style style:name="P7" style:family="paragraph" style:parent-style-name="Standard">
      <style:text-properties fo:font-weight="normal" officeooo:rsid="00200639" officeooo:paragraph-rsid="00200639" style:font-weight-asian="normal" style:font-weight-complex="normal"/>
    </style:style>
    <style:style style:name="P8" style:family="paragraph" style:parent-style-name="Standard">
      <style:text-properties fo:font-weight="normal" officeooo:rsid="0023ee80" officeooo:paragraph-rsid="0023ee80" style:font-weight-asian="normal" style:font-weight-complex="normal"/>
    </style:style>
    <style:style style:name="P9" style:family="paragraph" style:parent-style-name="Standard">
      <style:text-properties fo:font-weight="normal" officeooo:rsid="00248a6b" officeooo:paragraph-rsid="00248a6b" style:font-weight-asian="normal" style:font-weight-complex="normal"/>
    </style:style>
    <style:style style:name="P10" style:family="paragraph" style:parent-style-name="Standard">
      <style:text-properties fo:font-weight="normal" officeooo:rsid="002bf741" officeooo:paragraph-rsid="002bf741" style:font-weight-asian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>
        <style:tab-stops>
          <style:tab-stop style:position="0.0264in"/>
        </style:tab-stops>
      </style:paragraph-properties>
      <style:text-properties fo:font-weight="normal" officeooo:rsid="0024e858" officeooo:paragraph-rsid="0024e858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0264in"/>
        </style:tab-stops>
      </style:paragraph-properties>
      <style:text-properties fo:font-weight="normal" officeooo:rsid="001efe8a" officeooo:paragraph-rsid="00200639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0264in"/>
        </style:tab-stops>
      </style:paragraph-properties>
      <style:text-properties fo:font-weight="normal" officeooo:rsid="00200639" officeooo:paragraph-rsid="00200639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0264in"/>
        </style:tab-stops>
      </style:paragraph-properties>
      <style:text-properties fo:font-weight="normal" officeooo:rsid="001f1b0c" officeooo:paragraph-rsid="001f1b0c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0264in"/>
        </style:tab-stops>
      </style:paragraph-properties>
      <style:text-properties fo:font-weight="normal" officeooo:rsid="0026e9c3" officeooo:paragraph-rsid="0026e9c3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0264in"/>
        </style:tab-stops>
      </style:paragraph-properties>
      <style:text-properties fo:font-style="italic" fo:font-weight="normal" officeooo:rsid="001f1b0c" officeooo:paragraph-rsid="001f1b0c" style:font-style-asian="italic" style:font-weight-asian="normal" style:font-style-complex="italic" style:font-weight-complex="normal"/>
    </style:style>
    <style:style style:name="P17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0264in"/>
        </style:tab-stops>
      </style:paragraph-properties>
      <style:text-properties fo:font-weight="normal" officeooo:rsid="0026e9c3" officeooo:paragraph-rsid="0026e9c3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0264in"/>
        </style:tab-stops>
      </style:paragraph-properties>
      <style:text-properties fo:font-weight="normal" officeooo:rsid="00200639" officeooo:paragraph-rsid="00200639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0264in"/>
        </style:tab-stops>
      </style:paragraph-properties>
      <style:text-properties fo:font-weight="normal" officeooo:rsid="00311aac" officeooo:paragraph-rsid="00311aac" style:font-weight-asian="normal" style:font-weight-complex="normal"/>
    </style:style>
    <style:style style:name="T1" style:family="text">
      <style:text-properties officeooo:rsid="0013cdaf"/>
    </style:style>
    <style:style style:name="T2" style:family="text">
      <style:text-properties officeooo:rsid="00149f6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5367" style:font-weight-asian="bold" style:font-weight-complex="bold"/>
    </style:style>
    <style:style style:name="T5" style:family="text">
      <style:text-properties fo:font-weight="bold" officeooo:rsid="0013cdaf" style:font-weight-asian="bold" style:font-weight-complex="bold"/>
    </style:style>
    <style:style style:name="T6" style:family="text">
      <style:text-properties fo:font-weight="bold" officeooo:rsid="00182d78" style:font-weight-asian="bold" style:font-weight-complex="bold"/>
    </style:style>
    <style:style style:name="T7" style:family="text">
      <style:text-properties fo:font-weight="bold" officeooo:rsid="0025e5be" style:font-weight-asian="bold" style:font-weight-complex="bold"/>
    </style:style>
    <style:style style:name="T8" style:family="text">
      <style:text-properties fo:font-weight="bold" officeooo:rsid="002dceea" style:font-weight-asian="bold" style:font-weight-complex="bold"/>
    </style:style>
    <style:style style:name="T9" style:family="text">
      <style:text-properties officeooo:rsid="00182d78"/>
    </style:style>
    <style:style style:name="T10" style:family="text">
      <style:text-properties fo:font-style="normal" fo:font-weight="bold" officeooo:rsid="00175367" style:font-style-asian="normal" style:font-weight-asian="bold" style:font-style-complex="normal" style:font-weight-complex="bold"/>
    </style:style>
    <style:style style:name="T11" style:family="text">
      <style:text-properties officeooo:rsid="001efe8a"/>
    </style:style>
    <style:style style:name="T12" style:family="text">
      <style:text-properties officeooo:rsid="0024e858"/>
    </style:style>
    <style:style style:name="T13" style:family="text">
      <style:text-properties style:text-position="super 58%" officeooo:rsid="0024e858"/>
    </style:style>
    <style:style style:name="T14" style:family="text">
      <style:text-properties officeooo:rsid="0026e9c3"/>
    </style:style>
    <style:style style:name="T15" style:family="text">
      <style:text-properties officeooo:rsid="00200639"/>
    </style:style>
    <style:style style:name="T16" style:family="text">
      <style:text-properties officeooo:rsid="002bf741"/>
    </style:style>
    <style:style style:name="T17" style:family="text">
      <style:text-properties officeooo:rsid="002dceea"/>
    </style:style>
    <style:style style:name="T18" style:family="text">
      <style:text-properties officeooo:rsid="002f5980"/>
    </style:style>
    <style:style style:name="T19" style:family="text">
      <style:text-properties officeooo:rsid="003226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y’s 2019 Greenhouse Experiment Analyses</text:p>
      <text:p text:style-name="P3"/>
      <text:p text:style-name="P3">1. Data prep/cleaning/flagging of scale data and leaf thermistor data. <text:span text:style-name="T10">Status: done</text:span></text:p>
      <text:p text:style-name="P3"/>
      <text:p text:style-name="P3">2. Model to predict leaf water potential <text:span text:style-name="T1">(15-min interval)</text:span>, using all data except scale data. <text:span text:style-name="T4">Status: done, predictions saved with data</text:span></text:p>
      <text:p text:style-name="P3"/>
      <text:p text:style-name="P3">3. Model to predict leaf area using leaf width and position (plus other ‘derived’ variables). <text:span text:style-name="T1">Then use this model to estimate daily leaf area (plant-level) during entire experiment. </text:span><text:span text:style-name="T5">Status: done, but need to correct for % dead (and % expanded </text:span><text:span text:style-name="T8">if possible</text:span><text:span text:style-name="T5">?)</text:span></text:p>
      <text:p text:style-name="P3"/>
      <text:p text:style-name="P3">4. Calculate transpiration using flagged scale data (15-min interval) <text:span text:style-name="T9">and remove obvious</text:span>. <text:span text:style-name="T6">Status: Done, may still need some outliers removed but mostly looks good. </text:span></text:p>
      <text:p text:style-name="P4"/>
      <text:p text:style-name="P4">5. Calculate/estimate daily plant wet weight (using nightime <text:span text:style-name="T2">scale weights, harvest wet weights, and assuming zero weight at experiment start)....and interpolatng between drought periods....OR...if this doesn’t work, try more sophisticated “mass balance” calculations. </text:span><text:span text:style-name="T6">Status: in progress.</text:span></text:p>
      <text:p text:style-name="P4"/>
      <text:p text:style-name="P6">6. Time-series machine learning model to predict transpiration, using all other data. <text:span text:style-name="T3">Status: </text:span><text:span text:style-name="T7">In progress.</text:span><text:span text:style-name="T3"> </text:span><text:span text:style-name="T11">Empirical model, not just fitting to observed data. Then try pulling out variables succesively to see how sensitive it is.</text:span></text:p>
      <text:p text:style-name="P6"/>
      <text:p text:style-name="P11">Approaches:</text:p>
      <text:p text:style-name="P12">- Quartile regression approach (fit to 75% of data, test on 25%). Test on some low and high T periods.</text:p>
      <text:p text:style-name="P13">- Fit to certain periods during the day and see how variable importance changes.</text:p>
      <text:p text:style-name="P13">- <text:span text:style-name="T12">Fit model to 2</text:span><text:span text:style-name="T13">nd</text:span><text:span text:style-name="T12"> experiment, see if can predict data in 1</text:span><text:span text:style-name="T13">st</text:span><text:span text:style-name="T12"> experiment.</text:span></text:p>
      <text:p text:style-name="P14"/>
      <text:p text:style-name="P16"><text:span text:style-name="T14">Note from mtg w/Sean/Dave: </text:span>Is stomatal conductance driven differently/ morning: VPD, light, afternoon: VPD, leaf WP. <text:span text:style-name="T15">stomatal conductance (canopy level) = VPD * leaf area</text:span></text:p>
      <text:p text:style-name="P13"/>
      <text:p text:style-name="P19">Ideas for Models:<text:line-break/>- GAMs and boosted GAM</text:p>
      <text:p text:style-name="P19">- Random Forest and boosted <text:s/>regression trees</text:p>
      <text:p text:style-name="P19"/>
      <text:p text:style-name="P15">To-do:</text:p>
      <text:p text:style-name="P15">- <text:span text:style-name="T17">Add LED PAR</text:span></text:p>
      <text:p text:style-name="P15">- <text:span text:style-name="T17">Scale tranpsiration rates by leaf area (first need to correct LA for dead/unexpanded leaves)</text:span></text:p>
      <text:p text:style-name="P15">- <text:span text:style-name="T18">Try modeling 1st-order differences of T</text:span></text:p>
      <text:p text:style-name="P15">- Incorporate soil WP (or proxy measure) into model</text:p>
      <text:p text:style-name="P7"/>
      <text:p text:style-name="P5"/>
      <text:p text:style-name="P5"/>
      <text:p text:style-name="P2">Other things <text:s/>of interest <text:span text:style-name="T16">&amp; ideas </text:span></text:p>
      <text:p text:style-name="P8"/>
      <text:p text:style-name="P8">1. Nighttime transpiration (or early morning under just LEDs)</text:p>
      <text:p text:style-name="P8"><text:tab/>1.a. Seems like it <text:span text:style-name="T19">early morning </text:span>is much greater in well-watered plants.</text:p>
      <text:p text:style-name="P8"/>
      <text:p text:style-name="P8"><text:soft-page-break/>2. Transpiration differences between treatments are MUCH greater on sunny days than cloudy ones, I think...but should investigate this. Probably can relate to PAR and VPD.</text:p>
      <text:p text:style-name="P8"/>
      <text:p text:style-name="P9">3. Try to relate mass-balance (or other proxy) estimate of soil moisture content/WP to Garret’s soil WP data, see how well one predicts the other.</text:p>
      <text:p text:style-name="P9"><text:tab/>--Related idea: Calculate amount of drainage from pot after watering each night. Does this serve as decent proxy for soil water potential?</text:p>
      <text:p text:style-name="P9"/>
      <text:p text:style-name="P10">4. Try boosted regression trees (RF)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2:23:06.428109599</meta:creation-date>
    <dc:date>2020-04-07T14:48:40.907920947</dc:date>
    <meta:editing-duration>PT10H48M52S</meta:editing-duration>
    <meta:editing-cycles>24</meta:editing-cycles>
    <meta:generator>LibreOffice/6.2.8.2$Linux_X86_64 LibreOffice_project/20$Build-2</meta:generator>
    <meta:document-statistic meta:table-count="0" meta:image-count="0" meta:object-count="0" meta:page-count="2" meta:paragraph-count="26" meta:word-count="407" meta:character-count="2585" meta:non-whitespace-character-count="2199"/>
  </office:meta>
</office:document-meta>
</file>